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fo:font-style="italic" fo:font-weight="bold" officeooo:rsid="0004a7f3" officeooo:paragraph-rsid="0004a7f3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059463" officeooo:paragraph-rsid="00098d83"/>
    </style:style>
    <style:style style:name="P3" style:family="paragraph" style:parent-style-name="Standard">
      <style:text-properties officeooo:rsid="00059463" officeooo:paragraph-rsid="000ad1d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098d83"/>
    </style:style>
    <style:style style:name="P6" style:family="paragraph" style:parent-style-name="Standard">
      <style:text-properties officeooo:paragraph-rsid="000b0e95"/>
    </style:style>
    <style:style style:name="T1" style:family="text">
      <style:text-properties officeooo:rsid="00076a25"/>
    </style:style>
    <style:style style:name="T2" style:family="text">
      <style:text-properties officeooo:rsid="00088c4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8d83"/>
    </style:style>
    <style:style style:name="T5" style:family="text">
      <style:text-properties officeooo:rsid="000ad1dd"/>
    </style:style>
    <style:style style:name="T6" style:family="text">
      <style:text-properties officeooo:rsid="000b0e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3">1.- Hemos comprado 4 discos de 750GB (gigabytes)</text:span></text:p>
      <text:p text:style-name="P4"><text:tab/>a) Calcular la capacidad de cada disco duro usando los prefijos de la IEC</text:p>
      <text:p text:style-name="P2"><text:tab/></text:p>
      <text:p text:style-name="P2"><text:tab/>750GB * 10<text:span text:style-name="T1">00</text:span> = 7<text:span text:style-name="T1">50</text:span>000MB por cada disco</text:p>
      <text:p text:style-name="P2"><text:tab/><text:span text:style-name="T5">750000mB * 1000 = 750000000kB</text:span></text:p>
      <text:p text:style-name="P3"><text:tab/><text:span text:style-name="T5">750000000kB * 1000 = 750000000000B</text:span></text:p>
      <text:p text:style-name="P3"><text:tab/><text:span text:style-name="T5">750000000000B * 8 = 6000000000000b</text:span></text:p>
      <text:p text:style-name="Standard"/>
      <text:p text:style-name="Standard"><text:tab/><text:span text:style-name="T3">b) Los 4 discos que hemos comprado los queremos instalar en un servidor. Calcular la</text:span></text:p>
      <text:p text:style-name="P4">màxima capacidad teòrica de información de los 4 discos. Expresar el resultado en</text:p>
      <text:p text:style-name="P4">Tebibytes (TiB)</text:p>
      <text:p text:style-name="Standard"/>
      <text:p text:style-name="Standard"><text:tab/><text:span text:style-name="T2">4 * 750GB * 1000000000 = 750000000000B / 1024⁴ = 2,7284TiB</text:span></text:p>
      <text:p text:style-name="Standard"/>
      <text:p text:style-name="Standard"><text:tab/><text:span text:style-name="T3">2.- Hemos contratado un servicio de fibra de 300Mbps (megabits por segundo).</text:span></text:p>
      <text:p text:style-name="P4"><text:tab/>Se pide lo siguiente:</text:p>
      <text:p text:style-name="P4"><text:tab/>1.- Calcular a cuantos bps (bits por segundo) equivale.</text:p>
      <text:p text:style-name="Standard"/>
      <text:p text:style-name="Standard"><text:tab/><text:span text:style-name="T4">300Mbps * 1000000 = 300000000bps</text:span></text:p>
      <text:p text:style-name="Standard"/>
      <text:p text:style-name="Standard"><text:tab/><text:span text:style-name="T3">2.- Calcular a cuantos kbps (kilobits por segundo o kb/s) equivale.</text:span></text:p>
      <text:p text:style-name="Standard"/>
      <text:p text:style-name="Standard"><text:tab/><text:span text:style-name="T4">300000000Bps / 1000 = 300000kbps</text:span></text:p>
      <text:p text:style-name="Standard"/>
      <text:p text:style-name="Standard"><text:tab/><text:span text:style-name="T3">3.- Calcular a cuantos kB/s podemos transmitir teoricamente</text:span></text:p>
      <text:p text:style-name="Standard"/>
      <text:p text:style-name="Standard"><text:tab/><text:span text:style-name="T4">300000000bps / 8 = 37500000Bps / 1000 = 37500kBps</text:span></text:p>
      <text:p text:style-name="Standard"/>
      <text:p text:style-name="Standard"><text:tab/><text:span text:style-name="T3">4.- Calcular en kibibytes por segundo (KiB/s)</text:span></text:p>
      <text:p text:style-name="Standard"/>
      <text:p text:style-name="P5"><text:tab/> <text:span text:style-name="T4">37500000Bps / 1024 = 36621KiBps</text:span></text:p>
      <text:p text:style-name="Standard"/>
      <text:p text:style-name="Standard"><text:tab/><text:span text:style-name="T3">5.- Haz los cálculos con tu velocidad de conexión</text:span></text:p>
      <text:p text:style-name="Standard"/>
      <text:p text:style-name="Standard"><text:tab/><text:span text:style-name="T6">100mbps * 1000000 = 100000000mbps</text:span></text:p>
      <text:p text:style-name="P6"><text:tab/><text:span text:style-name="T6">100000000mbps / 1000 = 100000kbps</text:span></text:p>
      <text:p text:style-name="P6"><text:tab/><text:span text:style-name="T6">100000000mbps / 8 = 12500000Bps / 1000 = 12500kBps</text:span></text:p>
      <text:p text:style-name="P6"><text:tab/><text:span text:style-name="T6">12500000Bps / 1024 = 12207KiBp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officeooo:rsid="0004a7f3" officeooo:paragraph-rsid="0004a7f3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SF UNIDAD DE MEDIDAS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09:53:04.504000000</meta:creation-date>
    <dc:date>2021-09-28T10:34:58.910000000</dc:date>
    <meta:editing-duration>PT21M1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7" meta:word-count="202" meta:character-count="1229" meta:non-whitespace-character-count="1028"/>
  </office:meta>
</office:document-meta>
</file>